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77.39pt"/>
    </style:style>
    <style:style style:name="co3" style:family="table-column">
      <style:table-column-properties fo:break-before="auto" style:column-width="190.26pt"/>
    </style:style>
    <style:style style:name="co4" style:family="table-column">
      <style:table-column-properties fo:break-before="auto" style:column-width="139.44pt"/>
    </style:style>
    <style:style style:name="co5" style:family="table-column">
      <style:table-column-properties fo:break-before="auto" style:column-width="201.71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57.6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1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eo6502_Rev_B1_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,R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R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7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,R22,R23,R24,R25,R26,</text:p>
            <text:p>R27,R28,R2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,R13,R33,R3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,R12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1,</text:span>R14,R17,R18,R19,R20,</text:p>
            <text:p>R21,R30,R31,R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330R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,RM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pF/50V/5%/C0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5,C1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100nF/10V/20%/X5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2,C3,C4,C5,C6,C7,C8,</text:p>
            <text:p>C9,C10,C13,C14,C18,C21,</text:p>
            <text:p>C22,C26,C27,C2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2uF/6.3V/20%/X5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1,C12,C25,C28,C3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,C19,C20,C23,C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W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_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NRS3015T2R2MNGH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4P/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D25Q16BTIGT(SOIC-8_208mils)</text:p>
          </table:table-cell>
          <table:table-cell office:value-type="string" calcext:value-type="string">
            <text:p>SO-8_208mil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P2040(QFN-56_7x7mm_P0.4mm)</text:p>
          </table:table-cell>
          <table:table-cell office:value-type="string" calcext:value-type="string">
            <text:p>QFN56_7x7_Pitch_0.4mm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4LVC245APW(TSSOP20)</text:p>
          </table:table-cell>
          <table:table-cell table:style-name="ce5" office:value-type="string" calcext:value-type="string">
            <text:p>TSSOP20_Pitch-0.65mm_6.6x4.5x1.2mm</text:p>
          </table:table-cell>
          <table:table-cell office:value-type="string" calcext:value-type="string">
            <text:p>U5,U6,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65C02S6TQTG-14(TQFP44)</text:p>
          </table:table-cell>
          <table:table-cell office:value-type="string" calcext:value-type="string">
            <text:p>TQFP44_NEO6502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A-SMT-6.3H</text:p>
          </table:table-cell>
          <table:table-cell office:value-type="string" calcext:value-type="string">
            <text:p>USB-A-SMT-6.3H_HOST_Female</text:p>
          </table:table-cell>
          <table:table-cell office:value-type="string" calcext:value-type="string">
            <text:p>USB-HO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_Paste</text:p>
          </table:table-cell>
          <table:table-cell office:value-type="string" calcext:value-type="string">
            <text:p>DV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40-LF</text:p>
          </table:table-cell>
          <table:table-cell office:value-type="string" calcext:value-type="string">
            <text:p>GBH-254-SMT-40</text:p>
          </table:table-cell>
          <table:table-cell office:value-type="string" calcext:value-type="string">
            <text:p>BUS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J-3.5-365-5P</text:p>
          </table:table-cell>
          <table:table-cell office:value-type="string" calcext:value-type="string">
            <text:p>SCJ325P00XG0B02G</text:p>
          </table:table-cell>
          <table:table-cell office:value-type="string" calcext:value-type="string">
            <text:p>AUDIO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C-16P-F(A40-00119-A52-12)</text:p>
          </table:table-cell>
          <table:table-cell table:style-name="ce5" office:value-type="string" calcext:value-type="string">
            <text:p>USB2.0_TYPE-C(A40-00119-A52-12)_Paste</text:p>
          </table:table-cell>
          <table:table-cell office:value-type="string" calcext:value-type="string">
            <text:p>USB-PWR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peaker_QMB-09B-03(1.5-5.0V_</text:p>
            <text:p>2.7kHz_F9.0mm*H5.5mm)</text:p>
          </table:table-cell>
          <table:table-cell office:value-type="string" calcext:value-type="string">
            <text:p>Speaker_QMB-09B-03_1-Plus_2-Minus</text:p>
          </table:table-cell>
          <table:table-cell office:value-type="string" calcext:value-type="string">
            <text:p>SPK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TS-A016-X</text:p>
          </table:table-cell>
          <table:table-cell office:value-type="string" calcext:value-type="string">
            <text:p>BOO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HP04TS-S</text:p>
          </table:table-cell>
          <table:table-cell office:value-type="string" calcext:value-type="string">
            <text:p>DSHP04TS-S-1.27mm_Half_4_Slide</text:p>
          </table:table-cell>
          <table:table-cell office:value-type="string" calcext:value-type="string">
            <text:p>SWITCH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1N5819S4 (SOD-123)</text:p>
          </table:table-cell>
          <table:table-cell table:style-name="ce4" office:value-type="string" calcext:value-type="string">
            <text:p>FUSE-1206</text:p>
          </table:table-cell>
          <table:table-cell table:style-name="ce4"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3)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SWD1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8pt" fo:margin-bottom="18pt" fo:margin-left="18pt" fo:margin-right="18pt" style:scale-to="105%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4-05-28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8">00/00/0000</text:date>, <text:time style:data-style-name="N2" text:time-value="09:44:42.226969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4-05-28T09:44:47.220694588</dc:date>
    <meta:editing-duration>PT5H6M29S</meta:editing-duration>
    <meta:editing-cycles>49</meta:editing-cycles>
    <meta:document-statistic meta:table-count="1" meta:cell-count="152" meta:object-count="0"/>
  </office:meta>
</office:document-meta>
</file>